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da0b" officeooo:paragraph-rsid="001d564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26pt" fo:font-weight="normal" officeooo:rsid="0010da0b" officeooo:paragraph-rsid="001d564d" style:font-size-asian="26pt" style:font-weight-asian="normal" style:font-size-complex="26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26pt" fo:font-weight="normal" officeooo:rsid="0012b787" officeooo:paragraph-rsid="001d564d" style:font-size-asian="26pt" style:font-weight-asian="normal" style:font-size-complex="26pt" style:font-weight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officeooo:rsid="0014edca" style:font-size-asian="28pt" style:font-size-complex="2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officeooo:rsid="0014edca" style:font-size-asian="36pt" style:font-size-complex="36pt"/>
    </style:style>
    <style:style style:name="T6" style:family="text">
      <style:text-properties fo:font-size="36pt" officeooo:rsid="001d564d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Me Prostrarei</text:span><text:tab/><text:tab/>Michelle Nascimento<text:span text:style-name="T3"><text:tab/><text:tab/></text:span><text:span text:style-name="T5">[ </text:span><text:span text:style-name="T6">25</text:span><text:span text:style-name="T5"> ]</text:span></text:p>
      <text:p text:style-name="P2">Se apenas o meu nome ouvir chama</text:p>
      <text:p text:style-name="P2">Para o ide do Senhor obedecer</text:p>
      <text:p text:style-name="P2">Eu me prostrarei e te servirei</text:p>
      <text:p text:style-name="P2">Mesmo eu sendo um homem fraco</text:p>
      <text:p text:style-name="P2">E pecador tu conheces meu coração Senhor</text:p>
      <text:p text:style-name="P2">E no teu altar eu me humilharei pois reconheço que sou fraco e pecador (2x)</text:p>
      <text:p text:style-name="P2"/>
      <text:p text:style-name="P2">Envia teu anjo com a brasa viva</text:p>
      <text:p text:style-name="P2">purificado serei</text:p>
      <text:p text:style-name="P2">Envia teu anjo com a brasa viva e</text:p>
      <text:p text:style-name="P2">preparado estarei</text:p>
      <text:p text:style-name="P2"/>
      <text:p text:style-name="P2">Para o teu ide Senhor (2x)</text:p>
      <text:p text:style-name="P2"/>
      <text:p text:style-name="P3">O Senhor como tu fizeste com Isaias ó Pai venha me purificar Senhor, toca em meus labios com a brasa viva.</text:p>
      <text:p text:style-name="P3">Purifica-me, santifica-me Senhor, usa a minha vida para tua vontade usa-me</text:p>
      <text:p text:style-name="P3">Senhor eis-me aq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3:52:54.490175670</dc:date>
    <meta:editing-duration>PT24M45S</meta:editing-duration>
    <meta:editing-cycles>16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15" meta:word-count="114" meta:character-count="598" meta:non-whitespace-character-count="497"/>
  </office:meta>
</office:document-meta>
</file>